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Mono" svg:font-family="'Roboto Mono', monospace"/>
  </office:font-face-decls>
  <office:automatic-styles>
    <style:style style:name="P1" style:family="paragraph" style:parent-style-name="Heading_20_2">
      <style:paragraph-properties fo:margin-top="0.494cm" fo:margin-bottom="0.212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3" fo:font-size="11pt" fo:font-style="normal" style:text-underline-style="none" fo:font-weight="bold" style:text-blinking="false" fo:background-color="transparent"/>
    </style:style>
    <style:style style:name="P2" style:family="paragraph" style:parent-style-name="Heading_20_2">
      <loext:graphic-properties draw:fill-gradient-name="gradient" draw:fill-hatch-name="hatch"/>
      <style:paragraph-properties fo:margin-top="0.494cm" fo:margin-bottom="0.212cm" style:contextual-spacing="false" fo:line-height="150%" fo:text-align="start"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423cm" fo:margin-bottom="0cm" style:contextual-spacing="false" fo:line-height="179%" fo:text-align="justify" style:justify-single-word="false" style:writing-mode="lr-tb"/>
    </style:style>
    <style:style style:name="P4" style:family="paragraph" style:parent-style-name="Text_20_body">
      <style:paragraph-properties fo:margin-top="0.423cm" fo:margin-bottom="0.423cm" style:contextual-spacing="false" fo:line-height="179%" fo:text-align="justify" style:justify-single-word="false" style:writing-mode="lr-tb"/>
    </style:style>
    <style:style style:name="P5" style:family="paragraph" style:parent-style-name="Text_20_body">
      <style:paragraph-properties fo:margin-top="0.423cm" fo:margin-bottom="0.212cm" style:contextual-spacing="false" fo:line-height="179%" fo:text-align="start" style:justify-single-word="false" style:writing-mode="lr-tb"/>
    </style:style>
    <style:style style:name="P6" style:family="paragraph" style:parent-style-name="Text_20_body">
      <style:paragraph-properties fo:margin-top="0.423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7" style:family="paragraph" style:parent-style-name="Text_20_body">
      <style:paragraph-properties fo:margin-top="0.423cm" fo:margin-bottom="0.423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8" style:family="paragraph" style:parent-style-name="Text_20_body">
      <loext:graphic-properties draw:fill-gradient-name="gradient" draw:fill-hatch-name="hatch"/>
      <style:paragraph-properties fo:line-height="150%" fo:text-align="start" style:justify-single-word="false"/>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9" style:family="paragraph" style:parent-style-name="Text_20_body" style:list-style-name="L1">
      <loext:graphic-properties draw:fill="none" draw:fill-color="#ffffff"/>
      <style:paragraph-properties fo:margin-top="0.423cm" fo:margin-bottom="0cm" style:contextual-spacing="false" fo:line-height="179%"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style:style>
    <style:style style:name="P10" style:family="paragraph" style:parent-style-name="Text_20_body" style:list-style-name="L1">
      <loext:graphic-properties draw:fill="none" draw:fill-color="#ffffff"/>
      <style:paragraph-properties fo:margin-top="0cm" fo:margin-bottom="0cm" style:contextual-spacing="false" fo:line-height="179%"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style:style>
    <style:style style:name="P11" style:family="paragraph" style:parent-style-name="Text_20_body" style:list-style-name="L1">
      <loext:graphic-properties draw:fill="none" draw:fill-color="#ffffff"/>
      <style:paragraph-properties fo:margin-top="0cm" fo:margin-bottom="0.423cm" style:contextual-spacing="false" fo:line-height="179%"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style:style>
    <style:style style:name="P12" style:family="paragraph" style:parent-style-name="Text_20_body" style:list-style-name="L2">
      <loext:graphic-properties draw:fill="none" draw:fill-color="#ffffff"/>
      <style:paragraph-properties fo:margin-top="0.423cm" fo:margin-bottom="0cm" style:contextual-spacing="false" fo:line-height="179%"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style:style>
    <style:style style:name="P13" style:family="paragraph" style:parent-style-name="Text_20_body" style:list-style-name="L2">
      <loext:graphic-properties draw:fill="none" draw:fill-color="#ffffff"/>
      <style:paragraph-properties fo:margin-top="0cm" fo:margin-bottom="0cm" style:contextual-spacing="false" fo:line-height="179%" fo:background-color="transparent" fo:padding="0cm" fo:border="non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style:style>
    <style:style style:name="P14" style:family="paragraph" style:parent-style-name="Text_20_body">
      <style:paragraph-properties fo:margin-top="0.423cm" fo:margin-bottom="0.423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style:style>
    <style:style style:name="P15" style:family="paragraph" style:parent-style-name="Text_20_body">
      <style:paragraph-properties fo:margin-top="0.423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text-properties style:font-name="Arial1"/>
    </style:style>
    <style:style style:name="P19" style:family="paragraph" style:parent-style-name="Text_20_body">
      <loext:graphic-properties draw:fill-gradient-name="gradient" draw:fill-hatch-name="hatch"/>
      <style:paragraph-properties fo:line-height="150%" fo:text-align="start" style:justify-single-word="false"/>
      <style:text-properties style:font-name="Arial1" fo:font-size="12pt" style:font-size-asian="12pt" style:font-size-complex="12pt"/>
    </style:style>
    <style:style style:name="P20" style:family="paragraph" style:parent-style-name="Text_20_body" style:list-style-name="L5"/>
    <style:style style:name="P21" style:family="paragraph" style:parent-style-name="Text_20_body" style:list-style-name="L6">
      <loext:graphic-properties draw:fill-gradient-name="gradient" draw:fill-hatch-name="hatch"/>
      <style:paragraph-properties fo:line-height="150%"/>
    </style:style>
    <style:style style:name="P22" style:family="paragraph" style:parent-style-name="Text_20_body">
      <loext:graphic-properties draw:fill-gradient-name="gradient" draw:fill-hatch-name="hatch"/>
      <style:paragraph-properties fo:line-height="150%" fo:text-align="start" style:justify-single-word="false"/>
    </style:style>
    <style:style style:name="P23" style:family="paragraph" style:parent-style-name="Text_20_body" style:list-style-name="L8">
      <loext:graphic-properties draw:fill-gradient-name="gradient" draw:fill-hatch-name="hatch"/>
      <style:paragraph-properties fo:line-height="150%" fo:text-align="start" style:justify-single-word="false"/>
    </style:style>
    <style:style style:name="P24" style:family="paragraph" style:parent-style-name="Text_20_body" style:list-style-name="L7">
      <loext:graphic-properties draw:fill-gradient-name="gradient" draw:fill-hatch-name="hatch"/>
      <style:paragraph-properties fo:line-height="150%" fo:text-align="start" style:justify-single-word="false"/>
    </style:style>
    <style:style style:name="P25" style:family="paragraph" style:parent-style-name="Text_20_body">
      <loext:graphic-properties draw:fill-gradient-name="gradient" draw:fill-hatch-name="hatch"/>
      <style:paragraph-properties fo:margin-top="0.423cm" fo:margin-bottom="0cm" style:contextual-spacing="false" fo:line-height="150%" fo:text-align="start" style:justify-single-word="false" style:writing-mode="lr-tb"/>
    </style:style>
    <style:style style:name="P26" style:family="paragraph" style:parent-style-name="Text_20_body">
      <loext:graphic-properties draw:fill-gradient-name="gradient" draw:fill-hatch-name="hatch"/>
      <style:paragraph-properties fo:margin-top="0.423cm" fo:margin-bottom="0cm" style:contextual-spacing="false" fo:line-height="150%" fo:text-align="start" style:justify-single-word="false" style:writing-mode="lr-tb"/>
      <style:text-properties officeooo:paragraph-rsid="00149bbd"/>
    </style:style>
    <style:style style:name="P27" style:family="paragraph" style:parent-style-name="Text_20_body">
      <loext:graphic-properties draw:fill-gradient-name="gradient" draw:fill-hatch-name="hatch"/>
      <style:paragraph-properties fo:line-height="150%" fo:text-align="start" style:justify-single-word="false"/>
      <style:text-properties officeooo:paragraph-rsid="00149bbd"/>
    </style:style>
    <style:style style:name="T1" style:family="text">
      <style:text-properties fo:font-variant="normal" fo:text-transform="none" fo:color="#000000" loext:opacity="100%" style:text-line-through-style="none" style:text-line-through-type="none" style:font-name="Arial3"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loext:opacity="100%" style:text-line-through-style="none" style:text-line-through-type="none" style:font-name="Arial3" fo:font-size="11pt" fo:font-style="normal"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3" fo:font-size="11pt" fo:font-style="italic"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3" fo:font-size="11pt" fo:font-style="italic"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ize="11pt" fo:font-style="normal"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style:font-name="Arial1" fo:font-size="11pt" fo:font-style="normal" style:text-underline-style="none"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1" fo:font-size="11pt" fo:font-style="italic"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1"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1"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1" fo:font-style="italic" style:text-underline-style="none" fo:font-weight="normal"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21"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149bbd" style:text-blinking="false" fo:background-color="transparent" loext:char-shading-value="0" style:font-size-asian="12pt" style:font-size-complex="12pt"/>
    </style:style>
    <style:style style:name="T22" style:family="text">
      <style:text-properties fo:font-variant="normal" fo:text-transform="none" fo:color="#000000" loext:opacity="100%" style:text-line-through-style="none" style:text-line-through-type="none" style:font-name="Arial1" fo:font-size="12pt" fo:font-style="italic" style:text-underline-style="none" fo:font-weight="normal"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style:font-name="Arial1" fo:font-size="12pt" style:text-underline-style="none" style:text-blinking="false" fo:background-color="transparent" loext:char-shading-value="0" style:font-size-asian="12pt" style:font-size-complex="12pt"/>
    </style:style>
    <style:style style:name="T24" style:family="text">
      <style:text-properties fo:font-variant="normal" fo:text-transform="none" fo:color="#188038" loext:opacity="100%" style:text-line-through-style="none" style:text-line-through-type="none" style:font-name="Roboto Mono" fo:font-size="11pt" fo:font-style="normal" style:text-underline-style="none" fo:font-weight="normal" style:text-blinking="false" fo:background-color="transparent" loext:char-shading-value="0"/>
    </style:style>
    <style:style style:name="T25" style:family="text">
      <style:text-properties fo:font-variant="normal" fo:text-transform="none" fo:color="#188038" loext:opacity="100%" style:text-line-through-style="none" style:text-line-through-type="none" style:font-name="Arial3" fo:font-size="11pt" fo:font-style="normal" style:text-underline-style="none" fo:font-weight="normal" style:text-blinking="false" fo:background-color="transparent" loext:char-shading-value="0"/>
    </style:style>
    <style:style style:name="T26" style:family="text">
      <style:text-properties fo:font-variant="normal" fo:text-transform="none" fo:color="#1155cc" loext:opacity="100%" style:text-line-through-style="none" style:text-line-through-type="none" style:font-name="Arial3" fo:font-size="11pt" fo:font-style="normal" style:text-underline-style="solid" style:text-underline-width="auto" style:text-underline-color="font-color" fo:font-weight="normal" style:text-blinking="false" fo:background-color="transparent" loext:char-shading-value="0"/>
    </style:style>
    <style:style style:name="T27" style:family="text">
      <style:text-properties fo:font-variant="normal" fo:text-transform="none" fo:color="#1155cc" loext:opacity="100%"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style>
    <style:style style:name="T28" style:family="text">
      <style:text-properties fo:font-variant="normal" fo:text-transform="none" fo:color="#1155cc" loext:opacity="100%"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29" style:family="text">
      <style:text-properties fo:font-variant="normal" fo:text-transform="none" fo:color="#1155cc" loext:opacity="100%" style:text-line-through-style="none" style:text-line-through-type="none" style:font-name="Arial1" fo:font-style="normal" style:text-underline-style="solid" style:text-underline-width="auto" style:text-underline-color="font-color" fo:font-weight="normal" style:text-blinking="false" fo:background-color="transparent" loext:char-shading-value="0"/>
    </style:style>
    <style:style style:name="T30" style:family="text">
      <style:text-properties fo:font-variant="normal" fo:text-transform="none" fo:color="#1155cc" loext:opacity="100%"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1" style:family="text">
      <style:text-properties fo:font-weight="bold" fo:background-color="transparent" loext:char-shading-value="0"/>
    </style:style>
    <style:style style:name="T32" style:family="text">
      <style:text-properties fo:background-color="transparent" loext:char-shading-value="0"/>
    </style:style>
    <style:style style:name="T33" style:family="text">
      <style:text-properties fo:font-weight="normal" style:font-weight-asian="normal"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font-name="Arial1"/>
    </style:style>
    <style:style style:name="T36" style:family="text">
      <style:text-properties style:font-name="Arial1" officeooo:rsid="00149bbd"/>
    </style:style>
    <style:style style:name="T37" style:family="text">
      <style:text-properties style:font-name="Arial1" fo:font-size="12pt" style:font-size-asian="12pt" style:font-size-complex="12pt"/>
    </style:style>
    <style:style style:name="T38" style:family="text">
      <style:text-properties style:font-name="Arial1" fo:font-size="12pt" officeooo:rsid="00149bbd" style:font-size-asian="12pt" style:font-size-complex="12pt"/>
    </style:style>
    <style:style style:name="T39" style:family="text">
      <style:text-properties style:font-name="Arial1" fo:font-size="12pt" fo:font-weight="bold" style:font-size-asian="12pt" style:font-weight-asian="bold" style:font-size-complex="12pt" style:font-weight-complex="bold"/>
    </style:style>
    <style:style style:name="T40" style:family="text">
      <style:text-properties style:font-name="Arial1" fo:font-size="12pt" fo:font-weight="normal" style:font-size-asian="12pt" style:font-weight-asian="normal" style:font-size-complex="12pt" style:font-weight-complex="normal"/>
    </style:style>
    <style:style style:name="T41" style:family="text">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officeooo:rsid="00149bb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37">Introduction</text:span></text:span><text:span text:style-name="T37"><text:line-break/>Overtourism has become a pressing challenge in major urban centres worldwide (Mihalic, 2020). Cities such as Venice, Barcelona, and New York City experience strained infrastructure, resident displacement, and environmental degradation when too many tourists concentrate in specific neighbourhoods (UNWTO, 2018; Santos, Marinheiro &amp; Brito e Abreu, 2024). While policy measures are essential, data‐driven recommendations can help redistribute visitor flows organically (Paterlini et al., 2023).<text:line-break/>Airbnb pledges to promote more sustainable tourism practices (Airbnb, 2024). One opportunity lies in guiding guests toward underutilised neighbourhoods when their preferred area is at capacity. This research asks: How can Airbnb address overtourism by recommending less crowded yet similar neighbourhoods within a user’s preferred borough?<text:line-break/>We propose a neighbourhood‐level busyness index and a K‐Nearest Neighbors (KNN) recommender that suggests quieter but comparable areas. Each neighbourhood profile aggregates listing metrics—price, minimum nights, review counts, room‐type mix, host composition, etc.—into eighteen MinMax‐scaled features plus a composite busyness_score. See Bowyer et al. (2025) for the full modelling pipeline.</text:span></text:p>
      <text:p text:style-name="P22"><text:span text:style-name="Strong_20_Emphasis"><text:span text:style-name="T37">Exploratory Data Analysis</text:span></text:span><text:span text:style-name="T37"><text:line-break/>We aggregated all 48,895 listings into 226 neighbourhoods so our model operates at the neighbourhood level. At the listing stage, 10,237 entries (≈21 %) had </text:span><text:span text:style-name="Source_20_Text"><text:span text:style-name="T37">reviews_per_month = NaN</text:span></text:span><text:span text:style-name="T37">; each also had </text:span><text:span text:style-name="Source_20_Text"><text:span text:style-name="T37">number_of_reviews = 0</text:span></text:span><text:span text:style-name="T37">, so we set those to zero (Soley-Bori, 2013). Minor missing values in </text:span><text:span text:style-name="Source_20_Text"><text:span text:style-name="T37">name</text:span></text:span><text:span text:style-name="T37"> and </text:span><text:span text:style-name="Source_20_Text"><text:span text:style-name="T37">host_name</text:span></text:span><text:span text:style-name="T37"> were filled with “Unknown,” though these fields do not feed our current model. Listings with </text:span><text:span text:style-name="Source_20_Text"><text:span text:style-name="T37">price ≥ \$500</text:span></text:span><text:span text:style-name="T37"> were removed before summarization.</text:span></text:p>
      <text:p text:style-name="P19">For each neighbourhood, we computed:</text:p>
      <text:list text:style-name="L8">
        <text:list-item>
          <text:p text:style-name="P23"><text:span text:style-name="Strong_20_Emphasis"><text:span text:style-name="T37">Price statistics:</text:span></text:span><text:span text:style-name="T37"> neighbourhood‐level </text:span><text:span text:style-name="Source_20_Text"><text:span text:style-name="T37">price_median</text:span></text:span><text:span text:style-name="T37"> (citywide median = $112, IQR $45–$175), plus borough‐level medians (Manhattan $150; Brooklyn $92; Bronx $68; Queens $90; Staten Island $72); right‐skewed prices motivated our use of log‐transformed summary metrics.</text:span></text:p>
        </text:list-item>
        <text:list-item>
          <text:p text:style-name="P23"><text:span text:style-name="Strong_20_Emphasis"><text:span text:style-name="T37">Availability and density:</text:span></text:span><text:span text:style-name="T37"> </text:span><text:span text:style-name="Source_20_Text"><text:span text:style-name="T37">availability_median</text:span></text:span><text:span text:style-name="T37"> (Manhattan 60 days; Brooklyn 80 days), </text:span><text:span text:style-name="Source_20_Text"><text:span text:style-name="T37">listing_count</text:span></text:span><text:span text:style-name="T37"> (e.g., Williamsburg 3,452 listings vs. some Staten Island areas &lt; 20). We also defined </text:span><text:span text:style-name="Source_20_Text"><text:span text:style-name="T37">inverse_avg_availability = 1 / (avg_availability_365 + 0.01)</text:span></text:span><text:span text:style-name="T37">.</text:span></text:p>
        </text:list-item>
        <text:list-item>
          <text:p text:style-name="P23"><text:soft-page-break/><text:span text:style-name="Strong_20_Emphasis"><text:span text:style-name="T37">Review activity:</text:span></text:span><text:span text:style-name="T37"> </text:span><text:span text:style-name="Source_20_Text"><text:span text:style-name="T37">avg_reviews_per_month</text:span></text:span><text:span text:style-name="T37"> (most listings &lt; 0.5 after imputation); outer boroughs (Staten Island, Queens, Bronx) actually averaged higher review rates than Manhattan and Brooklyn, suggesting different local demand dynamics.</text:span></text:p>
        </text:list-item>
        <text:list-item>
          <text:p text:style-name="P23"><text:span text:style-name="Strong_20_Emphasis"><text:span text:style-name="T37">Room‐type mix:</text:span></text:span><text:span text:style-name="T37"> proportions of “Entire home/apt” (~52 % citywide), “Private room” (~46 %), and “Shared room” (~2 %), with considerable neighbourhood‐level variation (e.g., Upper East Side ~80 % Entire home vs. Bushwick ~35 %).</text:span></text:p>
        </text:list-item>
        <text:list-item>
          <text:p text:style-name="P23"><text:span text:style-name="Strong_20_Emphasis"><text:span text:style-name="T37">Minimum‐night requirements:</text:span></text:span><text:span text:style-name="T37"> strongly right‐skewed (median 3 nights, 75 % at ≤ 5 nights); Manhattan and Brooklyn showed slightly higher averages, indicating pockets of high minimum stays.</text:span></text:p>
        </text:list-item>
        <text:list-item>
          <text:p text:style-name="P23"><text:span text:style-name="Strong_20_Emphasis"><text:span text:style-name="T37">Host structure:</text:span></text:span><text:span text:style-name="T37"> proportions of hosts managing 1, 2, 3–5, 6–10, 11–50, or 51+ listings; 66 % of hosts citywide manage one listing, but some neighbourhoods (e.g., Williamsburg) have a long tail of professional hosts, potentially biasing local pricing.</text:span></text:p>
        </text:list-item>
        <text:list-item>
          <text:p text:style-name="P23"><text:span text:style-name="Strong_20_Emphasis"><text:span text:style-name="T37">Price‐tier shares:</text:span></text:span><text:span text:style-name="T37"> proportions in “Budget” (&lt; $69), “Mid-Range” ($69–$174), “Premium” ($175–$354), and “Upper Premium” (≥ $355).</text:span></text:p>
        </text:list-item>
      </text:list>
      <text:p text:style-name="P22"><text:span text:style-name="T37">Pairwise correlations among </text:span><text:span text:style-name="Source_20_Text"><text:span text:style-name="T37">inverse_avg_availability</text:span></text:span><text:span text:style-name="T37">, </text:span><text:span text:style-name="Source_20_Text"><text:span text:style-name="T37">avg_reviews_per_month</text:span></text:span><text:span text:style-name="T37">, and </text:span><text:span text:style-name="Source_20_Text"><text:span text:style-name="T37">listing_count</text:span></text:span><text:span text:style-name="T37"> were all below |0.30|, confirming that no single metric suffices to capture neighbourhood busyness (Appendix A). These eighteen MinMax‐scaled features form the basis for our composite busyness index and KNN similarity framework, ensuring we account for price, host, review, availability, and room‐mix dimensions when comparing neighbourhoods. Our comprehensive EDA thus provides a robust foundation for the busyness quantification methodology and the KNN similarity framework, aligning our recommendations with true market heterogeneity rather than broad borough averages.</text:span></text:p>
      <text:p text:style-name="P27"><text:span text:style-name="Strong_20_Emphasis"><text:span text:style-name="T41">Critical Considerations</text:span></text:span><text:span text:style-name="T40"><text:line-break/>Although our EDA rigorously aggregates neighbourhood‐level statistics, several limitations remain.</text:span><text:span text:style-name="T37"> First, imputing “Unknown” for </text:span><text:span text:style-name="Source_20_Text"><text:span text:style-name="T37">name</text:span></text:span><text:span text:style-name="T37"> and </text:span><text:span text:style-name="Source_20_Text"><text:span text:style-name="T37">host_name</text:span></text:span><text:span text:style-name="T37"> has little impact here but would hamper any future text‐based or host‐reputation models. Second, the 2019 snapshot may not reflect post-COVID shifts in supply and demand </text:span><text:span text:style-name="T38">(Choi et al., 2024)</text:span><text:span text:style-name="T37">. Third, strong right‐skewness in minimum‐night requirements and price suggests potential outlier influence—future work could test robust median‐based scaling or trimmed means. Finally, while low correlations among our core busyness inputs justify a composite index, we should validate that this proxy actually predicts search‐cancellation or booking‐delay events once integrated into a live environment.</text:span></text:p>
      <text:p text:style-name="P19"/>
      <text:p text:style-name="P22"><text:soft-page-break/><text:span text:style-name="Strong_20_Emphasis"><text:span text:style-name="T37">Modelling</text:span></text:span><text:span text:style-name="T37"><text:line-break/>We built the recommendation engine using K‐Nearest Neighbors (KNN), which retrieves similar points without requiring label</text:span><text:span text:style-name="T38">l</text:span><text:span text:style-name="T37">ed training data or heavy tuning (Cover &amp; Hart, 1967; Hastie, Tibshirani &amp; Friedman, 2009). KNN simply returns existing neighbourhoods whose aggregated profiles most closely match a target, making each recommendation transparent.<text:line-break/>Each of the 226 neighbourhood profiles comprises eighteen MinMax‐scaled features—covering price summary, minimum‐night requirements, review activity, listing density, room‐type mix, price tiers, and host composition—and a composite </text:span><text:span text:style-name="Strong_20_Emphasis"><text:span text:style-name="T37">busyness_score</text:span></text:span><text:span text:style-name="T37">, computed as the average of three MinMax‐scaled inputs:</text:span></text:p>
      <text:list text:style-name="L7">
        <text:list-item>
          <text:p text:style-name="P24"><text:span text:style-name="Strong_20_Emphasis"><text:span text:style-name="T37">inverse_avg_availability</text:span></text:span><text:span text:style-name="T37"> = 1 / (avg availability + 0.01)</text:span></text:p>
        </text:list-item>
        <text:list-item>
          <text:p text:style-name="P24"><text:span text:style-name="Strong_20_Emphasis"><text:span text:style-name="T37">avg_reviews_per_month</text:span></text:span></text:p>
        </text:list-item>
        <text:list-item>
          <text:p text:style-name="P24"><text:span text:style-name="Strong_20_Emphasis"><text:span text:style-name="T37">listing_count</text:span></text:span></text:p>
        </text:list-item>
      </text:list>
      <text:p text:style-name="P19">By construction, a higher busyness_score indicates a more congested neighbourhood. We then fit KNN on these eighteen‐dimensional vectors. At query time, the user selects a borough and neighbourhood; KNN returns the three most similar neighbourhoods overall and separately identifies the single neighbour with a strictly lower busyness_score—ensuring each suggested alternative is demonstrably less busy. Because KNN uses Euclidean distance, all numeric features (including busyness_score) were scaled to [0, 1] (Appendix B).<text:line-break/>This proof‐of‐concept KNN can be integrated into Airbnb’s interface to redirect guests from at‐capacity areas to quieter but comparable neighbourhoods. Example outputs and PCA‐based visualisations appear in Appendix C. Although not production‐optimised, the model shows promise for balancing demand, reducing local overcrowding, and surfacing underutilised inventory. The full implementation is available on GitHub (Bowyer et al., 2025).</text:p>
      <text:p text:style-name="P19"><text:span text:style-name="Strong_20_Emphasis"><text:span text:style-name="T34">Critical Considerations</text:span></text:span><text:line-break/>Several limitations of our modelling approach warrant attention. First, aggregating listings into neighbourhood profiles smooths over intra‐neighbourhood heterogeneity; two areas with similar averages may still differ in underlying listing distributions. Second, our composite busyness_score relies on MinMax scaling of availability, review activity, and listing_count—each sensitive to outliers—so extreme values can disproportionately influence neighbour rankings. Third, KNN’s use of Euclidean distance assumes all <text:soft-page-break/>eighteen features contribute equally, but some dimensions (e.g., price variability vs. host structure) may merit greater or lesser weight; we have not performed formal hyper-parameter tuning or distance weighting. Fourth, by design, KNN cannot account for temporal dynamics—our model uses a static 2019 snapshot, so sudden demand shifts or seasonality are not captured. Fifth, small neighbourhoods with few listings yield unstable feature estimates, meaning recommendations for those areas may be unreliable. Finally, because we do not validate against real search‐cancellation or booking‐delay data, we cannot yet confirm that “less busy” suggestions translate to lower user drop‐off in practice. Future work should address these concerns through robust validation, feature‐weight optimization, and incorporation of temporal booking patterns. </text:p>
      <text:p text:style-name="P22"><text:span text:style-name="Strong_20_Emphasis"><text:span text:style-name="T37">Conclusions</text:span></text:span><text:span text:style-name="T37"><text:line-break/>Our analysis demonstrates that a neighbourhood‐level busyness_score–based recommender can help Airbnb mitigate overtourism by steering guests toward underused areas. By aggregating listing availability, reviews, density, and composition metrics, the engine identifies neighbourhoods that are similar in price, stay requirements, and amenities but less congested.<text:line-break/>No single tool solves overtourism, but this proof of concept shows how platforms can leverage their data to support more balanced tourism. Integrating these recommendations with broader strategies—promoting off‐season travel, partnering with local tourism boards, involving residents in planning—can enhance sustainable outcomes (Paterlini et al., 2023; Shafiee, 2024). Recent work also emphasizes how adaptive governance and smart tourism systems can balance growth with sustainability (Bisht et al., 2025). While further refinements and production‐level testing are needed, our engine represents a tangible step toward data‐driven overtourism mitigation.</text:span></text:p>
      <text:p text:style-name="P19"/>
      <text:h text:style-name="P2" text:outline-level="2">References</text:h>
      <text:p text:style-name="P25"><text:span text:style-name="T20">Airbnb (2024) </text:span><text:span text:style-name="T22">Sustainability and Community Update</text:span><text:span text:style-name="T20">. Available at:</text:span><text:a xlink:type="simple" xlink:href="https://s26.q4cdn.com/656283129/files/doc_downloads/governance_doc_updated/2024/12/Airbnb-2024-Sustainability-and-Community-Update.pdf" text:style-name="Internet_20_link" text:visited-style-name="Visited_20_Internet_20_Link"><text:span text:style-name="T23"> </text:span><text:span text:style-name="T30">https://s26.q4cdn.com/656283129/files/doc_downloads/governance_doc_updated/2024/12/Airbnb-2024-Sustainability-and-Community-Update.pdf</text:span></text:a><text:span text:style-name="T23"> </text:span><text:span text:style-name="T20">(Accessed: 25 May 2025).</text:span></text:p>
      <text:p text:style-name="P25"><text:span text:style-name="T20">Bisht, A. </text:span><text:span text:style-name="T22">et al.</text:span><text:span text:style-name="T23"> </text:span><text:span text:style-name="T20">(2025) ‘Managing seasonality and overtourism for sustainable tourism development: challenges and strategies’, </text:span><text:span text:style-name="T22">International Journal of Research and Review</text:span><text:span text:style-name="T20">, 12(3). Available at:</text:span><text:a xlink:type="simple" xlink:href="https://www.ijrrjournal.com/IJRR_Vol.12_Issue.3_March2025/IJRR55.pdf" text:style-name="Internet_20_link" text:visited-style-name="Visited_20_Internet_20_Link"><text:span text:style-name="T23"> </text:span><text:soft-page-break/><text:span text:style-name="T30">https://www.ijrrjournal.com/IJRR_Vol.12_Issue.3_March2025/IJRR55.pdf</text:span></text:a><text:span text:style-name="T23"> </text:span><text:span text:style-name="T20">(Accessed: 1 June 2025).</text:span></text:p>
      <text:p text:style-name="P26"><text:span text:style-name="T20">Bowyer, M. </text:span><text:span text:style-name="T22">et al.</text:span><text:span text:style-name="T23"> </text:span><text:span text:style-name="T20">(2025) </text:span><text:span text:style-name="T22">Airbnb Busyness Recommendation Engine</text:span><text:span text:style-name="T20">. Available at:</text:span><text:a xlink:type="simple" xlink:href="https://github.com/tm3-machine-learning/airbnb" text:style-name="Internet_20_link" text:visited-style-name="Visited_20_Internet_20_Link"><text:span text:style-name="T23"> </text:span><text:span text:style-name="T30">https://github.com/tm3-machine-learning/airbnb</text:span></text:a><text:span text:style-name="T23"> </text:span><text:span text:style-name="T20">(Accessed: 25 May 2025).</text:span></text:p>
      <text:p text:style-name="P26"><text:span text:style-name="T21">C</text:span><text:span text:style-name="T3">hoi, S. and Kim, S. (2024) ‘Impact of COVID-19 pandemic on Airbnb listings in New York City: challenges and opportunities for urban housing sustainability’, </text:span><text:span text:style-name="T6">Sustainability</text:span><text:span text:style-name="T3">, 16(20), p. 9140. doi: 10.3390/su16209140 (Accessed: 24 May 2025).</text:span><text:span text:style-name="T20"> </text:span></text:p>
      <text:p text:style-name="P25"><text:span text:style-name="T20">Cover, T.M. and Hart, P.E. (1967) ‘Nearest Neighbor Pattern Classification’, </text:span><text:span text:style-name="T22">IEEE Transactions on Information Theory</text:span><text:span text:style-name="T20">, 13(1), pp. 21–27. Available at: </text:span><text:a xlink:type="simple" xlink:href="https://ieeexplore.ieee.org/document/1053964" text:style-name="Internet_20_link" text:visited-style-name="Visited_20_Internet_20_Link"><text:span text:style-name="T30">https://ieeexplore.ieee.org/document/1053964</text:span></text:a><text:span text:style-name="T23"> </text:span><text:span text:style-name="T20">(Accessed: 2 June 2025).</text:span></text:p>
      <text:p text:style-name="P25"><text:span text:style-name="T20">Dgomonov (2019) </text:span><text:span text:style-name="T22">New York City Airbnb Open Data</text:span><text:span text:style-name="T20">. Available at:</text:span><text:a xlink:type="simple" xlink:href="https://www.kaggle.com/datasets/dgomonov/new-york-city-airbnb-open-data" text:style-name="Internet_20_link" text:visited-style-name="Visited_20_Internet_20_Link"><text:span text:style-name="T23"> </text:span><text:span text:style-name="T30">https://www.kaggle.com/datasets/dgomonov/new-york-city-airbnb-open-data</text:span></text:a><text:span text:style-name="T23"> </text:span><text:span text:style-name="T20">(Accessed: 6 May 2025).</text:span></text:p>
      <text:p text:style-name="P25"><text:span text:style-name="T20">Mihalic, T. (2020) ‘Conceptualising overtourism: A sustainability approach’, </text:span><text:span text:style-name="T22">Annals of Tourism Research</text:span><text:span text:style-name="T20">, 84, p. 103025. Available at: </text:span><text:a xlink:type="simple" xlink:href="https://www.sciencedirect.com/science/article/pii/S0160738320301699" text:style-name="Internet_20_link" text:visited-style-name="Visited_20_Internet_20_Link"><text:span text:style-name="T30">https://www.sciencedirect.com/science/article/pii/S0160738320301699</text:span></text:a><text:span text:style-name="T23"> </text:span><text:span text:style-name="T20">(Accessed: 1 June 2025).</text:span></text:p>
      <text:p text:style-name="P25"><text:span text:style-name="T20">Paterlini, M. </text:span><text:span text:style-name="T22">et al.</text:span><text:span text:style-name="T23"> </text:span><text:span text:style-name="T20">(2023) ‘Can local tours disperse tourists from city centres?’, </text:span><text:span text:style-name="T22">Journal of Urban Tourism Studies</text:span><text:span text:style-name="T20">. Available at: </text:span><text:a xlink:type="simple" xlink:href="https://www.tandfonline.com/doi/full/10.1080/13683500.2023.2218607" text:style-name="Internet_20_link" text:visited-style-name="Visited_20_Internet_20_Link"><text:span text:style-name="T30">https://www.tandfonline.com/doi/full/10.1080/13683500.2023.2218607</text:span></text:a><text:span text:style-name="T23"> </text:span><text:span text:style-name="T20">(Accessed: 1 June 2025).</text:span></text:p>
      <text:p text:style-name="P25"><text:span text:style-name="T20">Santos, T.M., Marinheiro, R.N. and Brito e Abreu, F. (2024) ‘Wireless crowd detection for smart overtourism mitigation’, </text:span><text:span text:style-name="T22">Smart Tourism Journal</text:span><text:span text:style-name="T20">. Available at:</text:span><text:a xlink:type="simple" xlink:href="https://arxiv.org/abs/2402.09158" text:style-name="Internet_20_link" text:visited-style-name="Visited_20_Internet_20_Link"><text:span text:style-name="T23"> </text:span><text:span text:style-name="T30">https://arxiv.org/abs/2402.09158</text:span></text:a><text:span text:style-name="T23"> </text:span><text:span text:style-name="T20">(Accessed: 1 June 2025).</text:span></text:p>
      <text:p text:style-name="P25"><text:span text:style-name="T20">Shafiee, M.M. (2024) ‘Navigating overtourism destinations: Leveraging smart tourism solutions for sustainable travel experience’, </text:span><text:span text:style-name="T22">Smart Tourism</text:span><text:span text:style-name="T20">, 5(2), p. 2841. Available at:</text:span><text:a xlink:type="simple" xlink:href="https://www.researchgate.net/publication/385328329" text:style-name="Internet_20_link" text:visited-style-name="Visited_20_Internet_20_Link"><text:span text:style-name="T23"> </text:span><text:span text:style-name="T30">https://www.researchgate.net/publication/385328329</text:span></text:a><text:span text:style-name="T23"> </text:span><text:span text:style-name="T20">(Accessed: 3 June 2025).</text:span></text:p>
      <text:p text:style-name="P25"><text:span text:style-name="T20">Soley-Bori, M. (2013) </text:span><text:span text:style-name="T22">Dealing with Missing Data: Key Assumptions and Methods for Applied Analysis</text:span><text:span text:style-name="T20">. Boston University. Available at:</text:span><text:a xlink:type="simple" xlink:href="https://www.bu.edu/sph/files/2014/05/Marina-tech-report.pdf" text:style-name="Internet_20_link" text:visited-style-name="Visited_20_Internet_20_Link"><text:span text:style-name="T23"> </text:span><text:span text:style-name="T30">https://www.bu.edu/sph/files/2014/05/Marina-tech-report.pdf</text:span></text:a><text:span text:style-name="T23"> </text:span><text:span text:style-name="T20">(Accessed: 3 June 2025).</text:span></text:p>
      <text:p text:style-name="P22"><text:soft-page-break/><text:span text:style-name="T20">UNWTO (2018) </text:span><text:span text:style-name="T22">Overtourism? Understanding and Managing Urban Tourism Growth Beyond Perceptions</text:span><text:span text:style-name="T20">. World Tourism Organization. Available at:</text:span><text:a xlink:type="simple" xlink:href="https://www.e-unwto.org/doi/book/10.18111/9789284419999" text:style-name="Internet_20_link" text:visited-style-name="Visited_20_Internet_20_Link"><text:span text:style-name="T23"> </text:span><text:span text:style-name="T30">https://www.e-unwto.org/doi/book/10.18111/9789284419999</text:span></text:a><text:span text:style-name="T23"> </text:span><text:span text:style-name="T20">(Accessed: 2 June 2025).</text:span><text:span text:style-name="T37">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Mono" svg:font-family="'Roboto Mono', 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6T22:40:47.158000000</meta:creation-date>
    <dc:date>2025-06-06T23:23:47.643000000</dc:date>
    <meta:editing-duration>PT43M</meta:editing-duration>
    <meta:editing-cycles>1</meta:editing-cycles>
    <meta:document-statistic meta:table-count="0" meta:image-count="0" meta:object-count="0" meta:page-count="6" meta:paragraph-count="32" meta:word-count="1471" meta:character-count="11494" meta:non-whitespace-character-count="10081"/>
    <meta:generator>LibreOffice/7.5.2.2$Windows_X86_64 LibreOffice_project/53bb9681a964705cf672590721dbc85eb4d0c3a2</meta:generator>
  </office:meta>
</office:document-meta>
</file>